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5.175cm" table:align="left"/>
    </style:style>
    <style:style style:name="Tabla1.A" style:family="table-column">
      <style:table-column-properties style:column-width="2.671cm"/>
    </style:style>
    <style:style style:name="Tabla1.B" style:family="table-column">
      <style:table-column-properties style:column-width="12.504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fo:color="#0000cd" loext:opacity="100%"/>
    </style:style>
    <style:style style:name="T3" style:family="text">
      <style:text-properties fo:color="#008000" loext:opacity="100%"/>
    </style:style>
    <style:style style:name="T4" style:family="text">
      <style:text-properties fo:color="#ff0000" loext:opacity="100%"/>
    </style:style>
    <style:style style:name="T5" style:family="text">
      <style:text-properties loext:padding="0cm" loext:border="none"/>
    </style:style>
    <style:style style:name="T6" style:family="text">
      <style:text-properties fo:color="#a52a2a" loext:opacity="100%"/>
    </style:style>
    <style:style style:name="T7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claraciones de JavaScript</text:h>
      <text:p text:style-name="P6"/>
      <text:p text:style-name="Horizontal_20_Line"/>
      <text:h text:style-name="P3" text:outline-level="3">Ejemplo</text:h>
      <text:p text:style-name="P8"><text:span text:style-name="T2">let</text:span> x, y, z;    <text:span text:style-name="T3">// Statement 1<text:line-break/></text:span>x = <text:span text:style-name="T4">5</text:span>;          <text:span text:style-name="T3">// Statement 2<text:line-break/></text:span>y = <text:span text:style-name="T4">6</text:span>;          <text:span text:style-name="T3">// Statement 3<text:line-break/></text:span>z = x + y;      <text:span text:style-name="T3">// Statement 4</text:span></text:p>
      <text:p text:style-name="P6"><text:span text:style-name="T5"/></text:p>
      <text:p text:style-name="Horizontal_20_Line"/>
      <text:h text:style-name="P2" text:outline-level="2">Programas JavaScript</text:h>
      <text:p text:style-name="P7">Un <text:span text:style-name="Strong_20_Emphasis">programa de computadora</text:span> es una lista de "instrucciones" que una computadora debe "ejecutar".</text:p>
      <text:p text:style-name="P7">En un lenguaje de programación, estas instrucciones de programación se denominan <text:span text:style-name="Strong_20_Emphasis">declaraciones</text:span> .</text:p>
      <text:p text:style-name="P7">Un <text:span text:style-name="Strong_20_Emphasis">programa JavaScript</text:span> es una lista de <text:span text:style-name="Strong_20_Emphasis">declaraciones</text:span> de programación .</text:p>
      <text:p text:style-name="P10">En HTML, los programas JavaScript los ejecuta el navegador web.</text:p>
      <text:p text:style-name="Horizontal_20_Line"/>
      <text:h text:style-name="P2" text:outline-level="2">Declaraciones de JavaScript</text:h>
      <text:p text:style-name="P7">Las declaraciones de JavaScript se componen de:</text:p>
      <text:p text:style-name="P7">Valores, operadores, expresiones, palabras clave y comentarios.</text:p>
      <text:p text:style-name="P7">Esta declaración le dice al navegador que escriba "Hola Dolly". dentro de un elemento HTML con id="demo":</text:p>
      <text:h text:style-name="P3" text:outline-level="3">Ejemplo</text:h>
      <text:p text:style-name="P8">document.getElementById(<text:span text:style-name="T6">"demo"</text:span>).innerHTML = <text:span text:style-name="T6">"Hello Dolly."</text:span>;</text:p>
      <text:p text:style-name="P7"><text:span text:style-name="T5"/></text:p>
      <text:p text:style-name="P7">La mayoría de los programas JavaScript contienen muchas declaraciones de JavaScript.</text:p>
      <text:p text:style-name="P7">Las declaraciones se ejecutan, una por una, en el mismo orden en que están escritas.</text:p>
      <text:p text:style-name="P10">Los programas JavaScript (y las declaraciones JavaScript) a menudo se denominan código JavaScript.</text:p>
      <text:p text:style-name="Horizontal_20_Line"/>
      <text:h text:style-name="P2" text:outline-level="2"><text:soft-page-break/>Punto y coma;</text:h>
      <text:p text:style-name="P7">El punto y coma separa las declaraciones de JavaScript.</text:p>
      <text:p text:style-name="P7">Agregue un punto y coma al final de cada declaración ejecutable:</text:p>
      <text:h text:style-name="P3" text:outline-level="3">Ejemplos</text:h>
      <text:p text:style-name="P8"><text:span text:style-name="T2">let</text:span> a, b, c;  <text:span text:style-name="T3">// Declare 3 variables<text:line-break/></text:span>a = <text:span text:style-name="T4">5</text:span>;        <text:span text:style-name="T3">// Assign the value 5 to a<text:line-break/></text:span>b = <text:span text:style-name="T4">6</text:span>;        <text:span text:style-name="T3">// Assign the value 6 to b<text:line-break/></text:span>c = a + b;    <text:span text:style-name="T3">// Assign the sum of a and b to c</text:span></text:p>
      <text:p text:style-name="P7"><text:span text:style-name="T5"/></text:p>
      <text:p text:style-name="P7">Cuando están separados por punto y coma, se permiten varias declaraciones en una línea:</text:p>
      <text:p text:style-name="P8">a = <text:span text:style-name="T4">5</text:span>; b = <text:span text:style-name="T4">6</text:span>; c = a + b;</text:p>
      <text:p text:style-name="P7"><text:span text:style-name="T5"/></text:p>
      <text:p text:style-name="P10">En la web, es posible que vea ejemplos sin punto y coma.<text:line-break/>No es obligatorio terminar las declaraciones con punto y coma, pero es muy recomendable.</text:p>
      <text:p text:style-name="Horizontal_20_Line"/>
      <text:h text:style-name="P2" text:outline-level="2">Espacio en blanco de JavaScript</text:h>
      <text:p text:style-name="P7">JavaScript ignora múltiples espacios. Puede agregar espacios en blanco a su script para hacerlo más legible.</text:p>
      <text:p text:style-name="P7">Las siguientes líneas son equivalentes:</text:p>
      <text:p text:style-name="P9"><text:span text:style-name="T2">let</text:span> person = <text:span text:style-name="T6">"Hege"</text:span>;<text:line-break/><text:span text:style-name="T2">let</text:span> person=<text:span text:style-name="T6">"Hege"</text:span>;</text:p>
      <text:p text:style-name="P7">Una buena práctica es poner espacios alrededor de los operadores ( = + - * / ):</text:p>
      <text:p text:style-name="P8"><text:span text:style-name="T2">let</text:span> x = y + z;</text:p>
      <text:p text:style-name="Horizontal_20_Line"/>
      <text:h text:style-name="P2" text:outline-level="2">Longitud de línea de JavaScript y saltos de línea</text:h>
      <text:p text:style-name="P7">Para una mejor legibilidad, los programadores suelen evitar líneas de código de más de 80 caracteres.</text:p>
      <text:p text:style-name="P7">Si una declaración de JavaScript no cabe en una línea, el mejor lugar para dividirla es después de un operador:</text:p>
      <text:h text:style-name="P3" text:outline-level="3">Ejemplo</text:h>
      <text:p text:style-name="P8">document.getElementById(<text:span text:style-name="T6">"demo"</text:span>).innerHTML =<text:line-break/><text:span text:style-name="T6">"Hello Dolly!"</text:span>;</text:p>
      <text:p text:style-name="P6"><text:span text:style-name="T5"/></text:p>
      <text:p text:style-name="Horizontal_20_Line"/>
      <text:h text:style-name="P2" text:outline-level="2"><text:soft-page-break/>Bloques de código JavaScript</text:h>
      <text:p text:style-name="P7">Las declaraciones de JavaScript se pueden agrupar en bloques de código, dentro de llaves {...}.</text:p>
      <text:p text:style-name="P7">El propósito de los bloques de código es definir declaraciones que se ejecutarán juntas.</text:p>
      <text:p text:style-name="P7">Un lugar donde encontrará declaraciones agrupadas en bloques es en las funciones de JavaScript:</text:p>
      <text:h text:style-name="P3" text:outline-level="3">Ejemplo</text:h>
      <text:p text:style-name="P8"><text:span text:style-name="T2">function</text:span> myFunction() {<text:line-break/>  document.getElementById(<text:span text:style-name="T6">"demo1"</text:span>).innerHTML = <text:span text:style-name="T6">"Hello Dolly!"</text:span>;<text:line-break/>  document.getElementById(<text:span text:style-name="T6">"demo2"</text:span>).innerHTML = <text:span text:style-name="T6">"How are you?"</text:span>;<text:line-break/>}</text:p>
      <text:p text:style-name="P10"><text:span text:style-name="T5"/></text:p>
      <text:p text:style-name="Horizontal_20_Line"/>
      <text:h text:style-name="P2" text:outline-level="2">Palabras clave de JavaScript</text:h>
      <text:p text:style-name="P7">Las declaraciones de JavaScript suelen comenzar con una <text:span text:style-name="Strong_20_Emphasis">palabra clave</text:span> para identificar la acción de JavaScript que se realizará.</text:p>
      <text:p text:style-name="P7">Aquí hay una lista de algunas de las palabras clave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Palabra clave</text:p>
          </table:table-cell>
          <table:table-cell table:style-name="Tabla1.A1" office:value-type="string">
            <text:p text:style-name="P5">Descripción</text:p>
          </table:table-cell>
        </table:table-row>
        <table:table-row table:style-name="Tabla1.2">
          <table:table-cell table:style-name="Tabla1.A1" office:value-type="string">
            <text:p text:style-name="P4">var</text:p>
          </table:table-cell>
          <table:table-cell table:style-name="Tabla1.A1" office:value-type="string">
            <text:p text:style-name="P4">Declara una variable</text:p>
          </table:table-cell>
        </table:table-row>
        <table:table-row table:style-name="Tabla1.1">
          <table:table-cell table:style-name="Tabla1.A1" office:value-type="string">
            <text:p text:style-name="P4">let</text:p>
          </table:table-cell>
          <table:table-cell table:style-name="Tabla1.A1" office:value-type="string">
            <text:p text:style-name="P4">Declara una variable </text:p>
          </table:table-cell>
        </table:table-row>
        <table:table-row table:style-name="Tabla1.2">
          <table:table-cell table:style-name="Tabla1.A1" office:value-type="string">
            <text:p text:style-name="P4">const</text:p>
          </table:table-cell>
          <table:table-cell table:style-name="Tabla1.A1" office:value-type="string">
            <text:p text:style-name="P4">Declara un bloque constante</text:p>
          </table:table-cell>
        </table:table-row>
        <table:table-row table:style-name="Tabla1.1">
          <table:table-cell table:style-name="Tabla1.A1" office:value-type="string">
            <text:p text:style-name="P4">if</text:p>
          </table:table-cell>
          <table:table-cell table:style-name="Tabla1.A1" office:value-type="string">
            <text:p text:style-name="P4">Marca un bloque de declaraciones que se ejecutarán bajo una condición.</text:p>
          </table:table-cell>
        </table:table-row>
        <table:table-row table:style-name="Tabla1.2">
          <table:table-cell table:style-name="Tabla1.A1" office:value-type="string">
            <text:p text:style-name="P4">switch</text:p>
          </table:table-cell>
          <table:table-cell table:style-name="Tabla1.A1" office:value-type="string">
            <text:p text:style-name="P4">Marca un bloque de sentencias para ser ejecutadas en diferentes casos.</text:p>
          </table:table-cell>
        </table:table-row>
        <table:table-row table:style-name="Tabla1.1">
          <table:table-cell table:style-name="Tabla1.A1" office:value-type="string">
            <text:p text:style-name="P4">for</text:p>
          </table:table-cell>
          <table:table-cell table:style-name="Tabla1.A1" office:value-type="string">
            <text:p text:style-name="P4">Marca un bloque de declaraciones para ejecutarse en un bucle.</text:p>
          </table:table-cell>
        </table:table-row>
        <table:table-row table:style-name="Tabla1.2">
          <table:table-cell table:style-name="Tabla1.A1" office:value-type="string">
            <text:p text:style-name="P4">function</text:p>
          </table:table-cell>
          <table:table-cell table:style-name="Tabla1.A1" office:value-type="string">
            <text:p text:style-name="P4">Declara una función</text:p>
          </table:table-cell>
        </table:table-row>
        <table:table-row table:style-name="Tabla1.1">
          <table:table-cell table:style-name="Tabla1.A1" office:value-type="string">
            <text:p text:style-name="P4">return</text:p>
          </table:table-cell>
          <table:table-cell table:style-name="Tabla1.A1" office:value-type="string">
            <text:p text:style-name="P4">Sale de una función</text:p>
          </table:table-cell>
        </table:table-row>
        <table:table-row table:style-name="Tabla1.2">
          <table:table-cell table:style-name="Tabla1.A1" office:value-type="string">
            <text:p text:style-name="P4">try</text:p>
          </table:table-cell>
          <table:table-cell table:style-name="Tabla1.A1" office:value-type="string">
            <text:p text:style-name="P4">Implementa el manejo de errores en un bloque de declaraciones.</text:p>
          </table:table-cell>
        </table:table-row>
      </table:table>
      <text:p text:style-name="P10">Las palabras clave de JavaScript son palabras reservadas. Las palabras reservadas no se pueden utilizar como nombres de variabl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3T17:00:00.554000000</meta:creation-date>
    <dc:date>2024-03-13T17:05:02.153000000</dc:date>
    <meta:editing-duration>PT5M2S</meta:editing-duration>
    <meta:editing-cycles>1</meta:editing-cycles>
    <meta:document-statistic meta:table-count="1" meta:image-count="0" meta:object-count="0" meta:page-count="3" meta:paragraph-count="66" meta:word-count="566" meta:character-count="3508" meta:non-whitespace-character-count="2959"/>
    <meta:generator>LibreOffice/7.6.0.3$Windows_X86_64 LibreOffice_project/69edd8b8ebc41d00b4de3915dc82f8f0fc3b6265</meta:generator>
  </office:meta>
</office:document-meta>
</file>